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style-name="ce15" office:value-type="float" office:value="1300" calcext:value-type="float">
            <text:p>1300</text:p>
          </table:table-cell>
          <table:table-cell table:style-name="ce15" office:value-type="string" calcext:value-type="string">
            <text:p>21 hrs</text:p>
          </table:table-cell>
          <table:table-cell office:value-type="string" calcext:value-type="string">
            <text:p>Implementing Deuterium API</text:p>
          </table:table-cell>
          <table:table-cell table:number-columns-repeated="1019"/>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11540" calcext:value-type="float">
            <text:p>11540</text:p>
          </table:table-cell>
          <table:table-cell table:style-name="ce26" office:value-type="string" calcext:value-type="string">
            <text:p>182 hr 4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9">00/00/0000</text:date>, <text:time style:data-style-name="N2" text:time-value="00:05:43.5762627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20-01-29T00:06:17.658084534</dc:date>
    <meta:editing-duration>PT23H59M25S</meta:editing-duration>
    <meta:editing-cycles>234</meta:editing-cycles>
    <meta:generator>LibreOffice/6.0.7.3$Linux_X86_64 LibreOffice_project/00m0$Build-3</meta:generator>
    <meta:document-statistic meta:table-count="3" meta:cell-count="11502" meta:object-count="0"/>
  </office:meta>
</office:document-meta>
</file>